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0.8516in"/>
    </style:style>
    <style:style style:name="co3" style:family="table-column">
      <style:table-column-properties fo:break-before="auto" style:column-width="0.3146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5.3701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5"/>
        <table:table-row table:style-name="ro2">
          <table:table-cell table:style-name="ce1" office:value-type="string">
            <text:p>Target concept (variadic name) in NeXus namespace</text:p>
          </table:table-cell>
          <table:table-cell table:style-name="ce1" office:value-type="string">
            <text:p>functor</text:p>
          </table:table-cell>
          <table:table-cell table:style-name="ce1" office:value-type="string">
            <text:p>functor name</text:p>
          </table:table-cell>
          <table:table-cell table:style-name="ce1" office:value-type="string">
            <text:p>terms</text:p>
          </table:table-cell>
          <table:table-cell table:style-name="ce4" office:value-type="string">
            <text:p>Source concept instance in namespace of tech partn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Accessories/Numb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Beam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BeamShift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BeamShift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FineStag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HV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Image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Sca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ScanRot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Spo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Stigmator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Beam/Stigmator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ldStage/Actual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ldStage/Humidit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ldStage/Sampl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ldStage/Target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mpoundLensFilter/Is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CompoundLensFilter/ThresholdEnergy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DETECTOR[detector*]/mod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Detectors/Mode</text:p>
          </table:table-cell>
        </table:table-row>
        <table:table-row table:style-name="ro2">
          <table:table-cell table:style-name="ce2" office:value-type="string">
            <text:p>/ENTRY[entry*]/measurement/em_lab/DETECTOR[detector*]/local_nam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Detectors/Na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Detectors/Numb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asyLift/Rot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Acq</text:p>
          </table:table-cell>
        </table:table-row>
        <table:table-row table:style-name="ro2">
          <table:table-cell table:style-name="ce2" office:value-type="string">
            <text:p>/ENTRY[entry*]/measurement/em_lab/EBEAM_COLUMN[ebeam_column]/APERTURE_EM[aperture_em*]/description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Aperture</text:p>
          </table:table-cell>
        </table:table-row>
        <table:table-row table:style-name="ro2">
          <table:table-cell table:style-name="ce2" office:value-type="string">
            <text:p>/ENTRY[entry*]/measurement/em_lab/EBEAM_COLUMN[ebeam_column]/APERTURE_EM[aperture_em*]/valu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ApertureDiameter</text:p>
          </table:table-cell>
        </table:table-row>
        <table:table-row table:style-name="ro2">
          <table:table-cell table:style-name="ce2" office:value-type="string">
            <text:p>/ENTRY[entry*]/measurement/em_lab/EBEAM_COLUMN[ebeam_column]/APERTURE_EM[aperture_em*]<text:a xlink:href="../../../../../../../../value/@units">/value/@units</text:a></text:p>
          </table:table-cell>
          <table:table-cell table:number-columns-repeated="3"/>
          <table:table-cell office:value-type="string">
            <text:p>m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ATubeVoltage</text:p>
          </table:table-cell>
        </table:table-row>
        <table:table-row table:style-name="ro2">
          <table:table-cell table:style-name="ce3" office:value-type="string">
            <text:p>/ENTRY[entry*]/measurement/em_lab/OPTICAL_SYSTEM_EM[optical_system_em]/beam_current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BeamCurrent</text:p>
          </table:table-cell>
        </table:table-row>
        <table:table-row table:style-name="ro2">
          <table:table-cell table:style-name="ce3" office:value-type="string">
            <text:p>/ENTRY[entry*]/measurement/em_lab/OPTICAL_SYSTEM_EM[optical_system_em]<text:a xlink:href="../../../../../../../../beam_current/@units">/beam_current/@units</text:a></text:p>
          </table:table-cell>
          <table:table-cell table:number-columns-repeated="3"/>
          <table:table-cell office:value-type="string">
            <text:p>A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Beam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BeamShift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BeamShift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ColumnTyp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DynamicFocusIs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DynamicWDIs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EmissionCurren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EucW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FinalLen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HFW</text:p>
          </table:table-cell>
        </table:table-row>
        <table:table-row table:style-name="ro2">
          <table:table-cell table:style-name="ce2" office:value-type="string">
            <text:p>/ENTRY[entry*]/measurement/em_lab/EBEAM_COLUMN[ebeam_column]/electron_source/voltag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HV</text:p>
          </table:table-cell>
        </table:table-row>
        <table:table-row table:style-name="ro2">
          <table:table-cell table:style-name="ce2" office:value-type="string">
            <text:p>/ENTRY[entry*]/measurement/em_lab/EBEAM_COLUMN[ebeam_column]<text:a xlink:href="../../../../../../../../electron_source/voltage/@units">/electron_source/voltage/@units</text:a></text:p>
          </table:table-cell>
          <table:table-cell table:number-columns-repeated="3"/>
          <table:table-cell office:value-type="string">
            <text:p>V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Image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Lens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LensModeA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MagnificationCorrec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PreTil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canRot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emOptical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ourc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ourceTilt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ourceTilt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ageR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STAGE_LAB[stage_lab]/tilt_1</text:p>
          </table:table-cell>
          <table:table-cell office:value-type="string">
            <text:p>fun</text:p>
          </table:table-cell>
          <table:table-cell office:value-type="string">
            <text:p>load_from_rad_to_deg</text:p>
          </table:table-cell>
          <table:table-cell office:value-type="string">
            <text:p>terms</text:p>
          </table:table-cell>
          <table:table-cell office:value-type="string">
            <text:p>EBeam/StageTa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STAGE_LAB[stage_lab]<text:a xlink:href="../../../../../../../../tilt_1/@units">/tilt_1/@units</text:a></text:p>
          </table:table-cell>
          <table:table-cell table:number-columns-repeated="3"/>
          <table:table-cell office:value-type="string">
            <text:p>deg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STAGE_LAB[stage_lab]/tilt_2</text:p>
          </table:table-cell>
          <table:table-cell office:value-type="string">
            <text:p>fun</text:p>
          </table:table-cell>
          <table:table-cell office:value-type="string">
            <text:p>load_from_rad_to_deg</text:p>
          </table:table-cell>
          <table:table-cell office:value-type="string">
            <text:p>terms</text:p>
          </table:table-cell>
          <table:table-cell office:value-type="string">
            <text:p>EBeam/StageTb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STAGE_LAB[stage_lab]<text:a xlink:href="../../../../../../../../tilt_2/@units">/tilt_2/@units</text:a></text:p>
          </table:table-cell>
          <table:table-cell table:number-columns-repeated="3"/>
          <table:table-cell office:value-type="string">
            <text:p>deg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age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age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ageZ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igmator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Stigmator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TiltCorrectionAngl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TiltCorrectionIsOn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m_lab/EBEAM_COLUMN[ebeam_column]/operation_mod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UseCas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VFW</text:p>
          </table:table-cell>
        </table:table-row>
        <table:table-row table:style-name="ro2">
          <table:table-cell table:style-name="ce2" office:value-type="string">
            <text:p>/ENTRY[entry*]/measurement/em_lab/OPTICAL_SYSTEM_EM[optical_system_em]/working_distanc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WD</text:p>
          </table:table-cell>
        </table:table-row>
        <table:table-row table:style-name="ro2">
          <table:table-cell table:style-name="ce2" office:value-type="string">
            <text:p>/ENTRY[entry*]/measurement/em_lab/OPTICAL_SYSTEM_EM[optical_system_em]<text:a xlink:href="../../../../../../../../working_distance/@units">/working_distance/@units</text:a></text:p>
          </table:table-cell>
          <table:table-cell table:number-columns-repeated="3"/>
          <table:table-cell office:value-type="string">
            <text:p>m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/Wehnelt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Deceleration/ImmersionRatio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Deceleration/LandingEnerg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Deceleration/Mode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BeamDeceleration/Stag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Dwell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Frame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HorFieldsiz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InternalSca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LineIntegr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Line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Mainslock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PixelHeigh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PixelWid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Sca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ScanInterlacing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Scan/VerFieldsiz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Brightnes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Brightness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Contras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Contrast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Gri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MinimumDwell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Mi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ETD/Setting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vent_type</text:p>
          </table:table-cell>
          <table:table-cell office:value-type="string">
            <text:p>fun</text:p>
          </table:table-cell>
          <table:table-cell office:value-type="string">
            <text:p>load_from_lower_case</text:p>
          </table:table-cell>
          <table:table-cell office:value-type="string">
            <text:p>terms</text:p>
          </table:table-cell>
          <table:table-cell office:value-type="string">
            <text:p>ETD/Signal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GIS/Numb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iResIllumination/BrightFieldIs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iResIllumination/BrightFieldValu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iResIllumination/DarkFieldIs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iResIllumination/DarkFieldValu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/Actual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/Sampl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/Shield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/Target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HVHS/Actual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HVHS/Sampl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HVHS/Shield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HVHS/Target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Actual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HeatingCurren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HeatingPow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HeatingVoltag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SampleBi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SampleResistanc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HotStageMEMS/Target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Averag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DigitalBrightnes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DigitalContras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DigitalGamma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DriftCorrecte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Integrat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MagCanvasRealWid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Magnification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PostProcessing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Resolution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Resolution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ScreenMagCanvasRealWid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ScreenMagnificationM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Transform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ZoomFacto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ZoomPan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mage/ZoomPan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HFW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canRot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iDep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Ta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T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StageZ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VFW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IRBeam/W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PrivateFei/BitShif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PrivateFei/DataBarAvailabl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PrivateFei/DatabarHeigh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PrivateFei/DataBarSelecte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PrivateFei/TimeOfCreatio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Average</text:p>
          </table:table-cell>
        </table:table-row>
        <table:table-row table:style-name="ro2">
          <table:table-cell office:value-type="string">
            <text:p>/ENTRY[entry*]/measurement/EVENT_DATA_EM_SET[event_data_em_set]/EVENT_DATA_EM[event_data_em*]/em_lab/SCANBOX_EM[scanbox_em]/dwell_tim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Dwelltime</text:p>
          </table:table-cell>
        </table:table-row>
        <table:table-row table:style-name="ro2">
          <table:table-cell office:value-type="string">
            <text:p>/ENTRY[entry*]/measurement/EVENT_DATA_EM_SET[event_data_em_set]/EVENT_DATA_EM[event_data_em*]/em_lab/SCANBOX_EM[scanbox_em]<text:a xlink:href="../../../../../../../../dwell_time/@units">/dwell_time/@units</text:a>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Frame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HorFieldsiz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Integrat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InternalSca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PixelHeigh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PixelWid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can/VerFieldsiz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pecimen/SpecimenCurren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pecimen/Temperat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ActiveStag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pecTil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T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X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StageZ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tage/WorkingDistanc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Acq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Aperture</text:p>
          </table:table-cell>
        </table:table-row>
        <table:table-row table:style-name="ro2">
          <table:table-cell table:style-name="ce2" office:value-type="string">
            <text:p>/ENTRY[entry*]/measurement/em_lab/FABRICATION[fabrication]/identifier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BuildN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Chamb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Colum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DisplayHeigh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DisplayWidth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Dnumb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ESEM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EucWD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FinalLen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Pump</text:p>
          </table:table-cell>
        </table:table-row>
        <table:table-row table:style-name="ro2">
          <table:table-cell office:value-type="string">
            <text:p>/ENTRY[entry*]/measurement/EVENT_DATA_EM_SET[event_data_em_set]/EVENT_DATA_EM[event_data_em*]/em_lab/SCANBOX_EM[scanbox_em]/scan_schema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Scan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Software</text:p>
          </table:table-cell>
        </table:table-row>
        <table:table-row table:style-name="ro2">
          <table:table-cell table:style-name="ce2" office:value-type="string">
            <text:p>/ENTRY[entry*]/measurement/em_lab/EBEAM_COLUMN[ebeam_column]/electron_source/emitter_type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Sourc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Stage</text:p>
          </table:table-cell>
        </table:table-row>
        <table:table-row table:style-name="ro2">
          <table:table-cell table:style-name="ce2" office:value-type="string">
            <text:p>/ENTRY[entry*]/measurement/em_lab/FABRICATION[fabrication]/vendor</text:p>
          </table:table-cell>
          <table:table-cell table:number-columns-repeated="3"/>
          <table:table-cell office:value-type="string">
            <text:p>FEI</text:p>
          </table:table-cell>
        </table:table-row>
        <table:table-row table:style-name="ro2">
          <table:table-cell table:style-name="ce2" office:value-type="string">
            <text:p>/ENTRY[entry*]/measurement/em_lab/FABRICATION[fabrication]/model</text:p>
          </table:table-cell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SystemTyp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System/Typ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Brightnes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Brightness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Contras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Contrast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MinimumDwell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1/Setting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vent_type</text:p>
          </table:table-cell>
          <table:table-cell office:value-type="string">
            <text:p>fun</text:p>
          </table:table-cell>
          <table:table-cell office:value-type="string">
            <text:p>load_from_lower_case</text:p>
          </table:table-cell>
          <table:table-cell office:value-type="string">
            <text:p>terms</text:p>
          </table:table-cell>
          <table:table-cell office:value-type="string">
            <text:p>T1/Signal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Brightnes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Brightness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Contras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Contrast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MinimumDwell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2/Setting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vent_type</text:p>
          </table:table-cell>
          <table:table-cell office:value-type="string">
            <text:p>fun</text:p>
          </table:table-cell>
          <table:table-cell office:value-type="string">
            <text:p>load_from_lower_case</text:p>
          </table:table-cell>
          <table:table-cell office:value-type="string">
            <text:p>terms</text:p>
          </table:table-cell>
          <table:table-cell office:value-type="string">
            <text:p>T2/Signal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3/Brightnes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3/Brightness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3/Contras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3/ContrastDB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T3/MinimumDwellTime</text:p>
          </table:table-cell>
        </table:table-row>
        <table:table-row table:style-name="ro2">
          <table:table-cell table:style-name="ce2" office:value-type="string">
            <text:p>/ENTRY[entry*]/measurement/EVENT_DATA_EM_SET[event_data_em_set]/EVENT_DATA_EM[event_data_em*]/event_type</text:p>
          </table:table-cell>
          <table:table-cell office:value-type="string">
            <text:p>fun</text:p>
          </table:table-cell>
          <table:table-cell office:value-type="string">
            <text:p>load_from_lower_case</text:p>
          </table:table-cell>
          <table:table-cell office:value-type="string">
            <text:p>terms</text:p>
          </table:table-cell>
          <table:table-cell office:value-type="string">
            <text:p>T3/Signal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User/Dat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User/Tim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User/User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User/UserText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User/UserTextUnicod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Vacuum/ChPressure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Vacuum/Gas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Vacuum/Humidity</text:p>
          </table:table-cell>
        </table:table-row>
        <table:table-row table:style-name="ro2">
          <table:table-cell/>
          <table:table-cell office:value-type="string">
            <text:p>fun</text:p>
          </table:table-cell>
          <table:table-cell office:value-type="string">
            <text:p>load_from</text:p>
          </table:table-cell>
          <table:table-cell office:value-type="string">
            <text:p>terms</text:p>
          </table:table-cell>
          <table:table-cell office:value-type="string">
            <text:p>Vacuum/UserMode</text:p>
          </table:table-cell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database-ranges>
        <table:database-range table:target-range-address="Sheet1.E2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4">12/14/2023</text:date>, <text:time>17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ühbach</meta:initial-creator>
    <meta:creation-date>2023-12-14T13:38:55</meta:creation-date>
    <dc:date>2023-12-14T17:18:49</dc:date>
    <dc:creator>Markus Kühbach</dc:creator>
    <meta:editing-duration>PT1H51M14S</meta:editing-duration>
    <meta:editing-cycles>11</meta:editing-cycles>
    <meta:generator>OpenOffice/4.1.14$Unix OpenOffice.org_project/4114m1$Build-9811</meta:generator>
    <meta:document-statistic meta:table-count="3" meta:cell-count="872" meta:object-count="0"/>
  </office:meta>
</office:document-meta>
</file>